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60.73mm"/>
    </style:style>
    <style:style style:name="co9" style:family="table-column">
      <style:table-column-properties fo:break-before="auto" style:column-width="228.76mm"/>
    </style:style>
    <style:style style:name="co10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4"/>
        </table:table-row>
        <table:table-row table:style-name="ro3">
          <table:table-cell table:style-name="ce25" office:value-type="string" calcext:value-type="string" table:number-columns-spanned="4" table:number-rows-spanned="1">
            <text:p>COMANDOS AZIMUT MQTT</text:p>
          </table:table-cell>
          <table:covered-table-cell table:number-columns-repeated="3" table:style-name="ce29"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RESPUESTA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table:style-name="ce9" office:value-type="string" calcext:value-type="string">
            <text:p>Connected</text:p>
          </table:table-cell>
          <table:table-cell table:style-name="ce9" office:value-type="string" calcext:value-type="string">
            <text:p>TRUE|FALSE|STATUS</text:p>
          </table:table-cell>
          <table:table-cell table:style-name="ce28"/>
          <table:table-cell table:style-name="ce9" office:value-type="string" calcext:value-type="string">
            <text:p>Viene de ASCOM para saber el estado (get) o cambiar (set). A mi me valdra para “saber” como cree el driver que esta</text:p>
            <text:p>Si true o falte estoy pidiendo conectar / desconectar (set c#) o STATUS (get c#)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TRUE|FALSE</text:p>
          </table:table-cell>
          <table:table-cell table:style-name="ce30" office:value-type="string" calcext:value-type="string">
            <text:p>Estado de la Conexion (variable interna DriverOK)</text:p>
          </table:table-cell>
        </table:table-row>
        <table:table-row table:style-name="ro3">
          <table:table-cell table:style-name="ce9" office:value-type="string" calcext:value-type="string">
            <text:p>SlewToAZimut</text:p>
          </table:table-cell>
          <table:table-cell table:style-name="ce9" office:value-type="string" calcext:value-type="string">
            <text:p>0.0-359.9</text:p>
          </table:table-cell>
          <table:table-cell table:style-name="ce28"/>
          <table:table-cell table:style-name="ce32" office:value-type="string" calcext:value-type="string">
            <text:p>Mueve la cupula al Azimut d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COMANDO ADMITIDO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13" office:value-type="string" calcext:value-type="string">
            <text:p>FINDHOME</text:p>
          </table:table-cell>
          <table:table-cell table:style-name="ce13" office:value-type="string" calcext:value-type="string">
            <text:p>NINGUNO</text:p>
          </table:table-cell>
          <table:table-cell table:style-name="ce13"/>
          <table:table-cell table:style-name="ce26" office:value-type="string" calcext:value-type="string">
            <text:p>Se va a home (y hace cero). </text:p>
          </table:table-cell>
        </table:table-row>
        <table:table-row table:style-name="ro3">
          <table:table-cell table:style-name="ce13" office:value-type="string" calcext:value-type="string">
            <text:p>INITHW</text:p>
          </table:table-cell>
          <table:table-cell table:style-name="ce13" office:value-type="string" calcext:value-type="string">
            <text:p>Opcional FORCE</text:p>
          </table:table-cell>
          <table:table-cell table:style-name="ce13"/>
          <table:table-cell table:style-name="ce13" office:value-type="string" calcext:value-type="string">
            <text:p>Inicializa la cupula. Activa motores y hace cero en home. Ningun comando de movimiento funcionara sin haber hecho esto antes, salvo pasar payload FORCE que inicializa con home donde este sin mover nada (para pruebas)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 table:number-rows-repeated="1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10" table:default-cell-style-name="ce29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9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32:41.0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5-27T18:35:03.861000000</dc:date>
    <meta:editing-duration>PT6H9M29S</meta:editing-duration>
    <meta:editing-cycles>31</meta:editing-cycles>
    <meta:generator>LibreOffice/6.2.0.3$Windows_X86_64 LibreOffice_project/98c6a8a1c6c7b144ce3cc729e34964b47ce25d62</meta:generator>
    <meta:document-statistic meta:table-count="3" meta:cell-count="83" meta:object-count="0"/>
  </office:meta>
</office:document-meta>
</file>